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65pt"/>
    </style:style>
    <style:style style:name="co2" style:family="table-column">
      <style:table-column-properties fo:break-before="auto" style:column-width="372.61pt"/>
    </style:style>
    <style:style style:name="co3" style:family="table-column">
      <style:table-column-properties fo:break-before="auto" style:column-width="89.55pt"/>
    </style:style>
    <style:style style:name="co4" style:family="table-column">
      <style:table-column-properties fo:break-before="auto" style:column-width="101.96pt"/>
    </style:style>
    <style:style style:name="co5" style:family="table-column">
      <style:table-column-properties fo:break-before="auto" style:column-width="95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49pt" fo:break-before="auto" style:use-optimal-row-height="true"/>
    </style:style>
    <style:style style:name="ro4" style:family="table-row">
      <style:table-row-properties style:row-height="14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ource Sans Pr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9pt" style:language-asian="hi" style:country-asian="IN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text-line-through-type="none" style:font-name="Source Sans Pr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6699cc" style:text-align-source="fix" style:repeat-content="false"/>
      <style:paragraph-properties fo:text-align="center" fo:margin-left="0pt"/>
      <style:text-properties style:font-name="Source Sans Pro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ource Sans Pro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 table:print-ranges="Sheet1.A4:Sheet1.J4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 table:number-rows-repeated="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<text:a xlink:href="relatorio://for%20each=%22inventory%20in%20objects%22" xlink:type="simple">for each="inventory in objects"</text:a>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 table:number-columns-spanned="5" table:number-rows-spanned="1">
            <text:p>INVENTARIO GENERAL DE MERCADERIA  - <text:a xlink:href="relatorio://inventory.company.party.name" xlink:type="simple">inventory.company.party.name</text:a>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style-name="ce3" office:value-type="string" calcext:value-type="string">
            <text:p>Bodega:</text:p>
          </table:table-cell>
          <table:table-cell table:style-name="ce4" office:value-type="string" calcext:value-type="string">
            <text:p><text:a xlink:href="relatorio://inventory.location.name" xlink:type="simple">inventory.location.name</text:a>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Fecha:</text:p>
          </table:table-cell>
          <table:table-cell table:style-name="ce4" office:value-type="string" calcext:value-type="string">
            <text:p><text:a xlink:href="relatorio://formatLang(inventory.date,%20inventory.company.party.lang)" xlink:type="simple">formatLang(inventory.date, inventory.company.party.lang)</text:a>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<text:a xlink:href="relatorio://if%20test=%22inventory.product_category%22" xlink:type="simple">if test="inventory.product_category"</text:a></text:p>
          </table:table-cell>
          <table:table-cell table:style-name="ce4"/>
          <table:table-cell table:number-columns-repeated="1022"/>
        </table:table-row>
        <table:table-row table:style-name="ro4">
          <table:table-cell table:style-name="ce3" office:value-type="string" calcext:value-type="string">
            <text:p>Categoria:</text:p>
          </table:table-cell>
          <table:table-cell table:style-name="ce4" office:value-type="string" calcext:value-type="string">
            <text:p><text:a xlink:href="relatorio://inventory.product_category.name" xlink:type="simple">inventory.product_category.name</text:a>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<text:a xlink:href="relatorio:///if" xlink:type="simple">/if</text:a></text:p>
          </table:table-cell>
          <table:table-cell table:style-name="ce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PRODUCTO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PRECIO PROMEDIO</text:p>
          </table:table-cell>
          <table:table-cell table:style-name="ce5" office:value-type="string" calcext:value-type="string">
            <text:p>PRECIO DE VENTA</text:p>
          </table:table-cell>
          <table:table-cell table:style-name="ce7"/>
          <table:table-cell table:style-name="ce8" table:number-columns-repeated="1018"/>
        </table:table-row>
        <table:table-row table:style-name="ro2">
          <table:table-cell office:value-type="string" calcext:value-type="string">
            <text:p><text:a xlink:href="relatorio://for%20each=%22line%20in%20inventory.lines%22" xlink:type="simple">for each="line in inventory.lines"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relatorio://line.product.code" xlink:type="simple">line.product.code</text:a></text:p>
          </table:table-cell>
          <table:table-cell office:value-type="string" calcext:value-type="string">
            <text:p><text:a xlink:href="relatorio://line.product.template.name" xlink:type="simple">line.product.template.name</text:a></text:p>
          </table:table-cell>
          <table:table-cell table:style-name="ce6" office:value-type="string" calcext:value-type="string">
            <text:p><text:a xlink:href="relatorio://line.quantity" xlink:type="simple">line.quantity</text:a>-<text:a xlink:href="relatorio://line.uom.name" xlink:type="simple">line.uom.name</text:a>/es</text:p>
          </table:table-cell>
          <table:table-cell table:style-name="ce6" office:value-type="string" calcext:value-type="string">
            <text:p><text:a xlink:href="relatorio://formatLang(line.product.cost_price,%20inventory.company.party.lang,%20currency=inventory.company.currency)" xlink:type="simple">formatLang(line.product.cost_price, inventory.company.party.lang, currency=inventory.company.currency)</text:a></text:p>
          </table:table-cell>
          <table:table-cell table:style-name="ce6" office:value-type="string" calcext:value-type="string">
            <text:p><text:a xlink:href="relatorio://formatLang(line.product.list_price,%20inventory.company.party.lang,%20currency=inventory.company.currency)" xlink:type="simple">formatLang(line.product.list_price, inventory.company.party.lang, currency=inventory.company.currency)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relatorio:///for" xlink:type="simple">/for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relatorio:///for" xlink:type="simple">/for</text:a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17:54:19.535640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7:15:46.040946751</meta:creation-date>
    <dc:date>2016-10-14T17:54:32.003861223</dc:date>
    <meta:editing-duration>PT20M42S</meta:editing-duration>
    <meta:editing-cycles>9</meta:editing-cycles>
    <meta:generator>LibreOffice/5.0.2.2$Linux_X86_64 LibreOffice_project/37b43f919e4de5eeaca9b9755ed688758a8251fe</meta:generator>
    <meta:document-statistic meta:table-count="1" meta:cell-count="23" meta:object-count="0"/>
  </office:meta>
</office:document-meta>
</file>